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0muwon.com/entry/내-국민연금-연금급여액은-얼마일까-연금급여액-산정방식-알아보기" text:style-name="Internet_20_link" text:visited-style-name="Visited_20_Internet_20_Link">https://0muwon.com/entry/%EB%82%B4-%EA%B5%AD%EB%AF%BC%EC%97%B0%EA%B8%88-%EC%97%B0%EA%B8%88%EA%B8%89%EC%97%AC%EC%95%A1%EC%9D%80-%EC%96%BC%EB%A7%88%EC%9D%BC%EA%B9%8C-%EC%97%B0%EA%B8%88%EA%B8%89%EC%97%AC%EC%95%A1-%EC%82%B0%EC%A0%95%EB%B0%A9%EC%8B%9D-%EC%95%8C%EC%95%84%EB%B3%B4%EA%B8%B0</text:a></text:p>
      <text:p text:style-name="Standard"/>
      <text:p text:style-name="Standard"><text:a xlink:type="simple" xlink:href="https://magazine.hankyung.com/business/article/202103264872b#:~:text=B값은%20국민연금,한%20다음에%20평균한다" text:style-name="Internet_20_link" text:visited-style-name="Visited_20_Internet_20_Link">https://magazine.hankyung.com/business/article/202103264872b#:~:text=B%EA%B0%92%EC%9D%80%20%EA%B5%AD%EB%AF%BC%EC%97%B0%EA%B8%88,%ED%95%9C%20%EB%8B%A4%EC%9D%8C%EC%97%90%20%ED%8F%89%EA%B7%A0%ED%95%9C%EB%8B%A4</text:a></text:p>
      <text:p text:style-name="Standard"/>
      <text:p text:style-name="Standard"><text:a xlink:type="simple" xlink:href="https://www.yna.co.kr/view/AKR20150731095700017" text:style-name="Internet_20_link" text:visited-style-name="Visited_20_Internet_20_Link">https://www.yna.co.kr/view/AKR20150731095700017</text:a></text:p>
      <text:p text:style-name="Standard"/>
      <text:p text:style-name="Standard"><text:a xlink:type="simple" xlink:href="https://www.korea.kr/special/policyCurationView.do?newsId=148866515" text:style-name="Internet_20_link" text:visited-style-name="Visited_20_Internet_20_Link">https://www.korea.kr/special/policyCurationView.do?newsId=148866515</text:a></text:p>
      <text:p text:style-name="Standard"/>
      <text:p text:style-name="Standard"><text:a xlink:type="simple" xlink:href="https://www.mohw.go.kr/react/policy/index.jsp?PAR_MENU_ID=06&amp;MENU_ID=06410102&amp;PAGE=2&amp;topTitle" text:style-name="Internet_20_link" text:visited-style-name="Visited_20_Internet_20_Link">https://www.mohw.go.kr/react/policy/index.jsp?PAR_MENU_ID=06&amp;MENU_ID=06410102&amp;PAGE=2&amp;topTitle</text:a>=</text:p>
      <text:p text:style-name="Standard"/>
      <text:p text:style-name="Standard"><text:a xlink:type="simple" xlink:href="https://wanthyo.tistory.com/1060" text:style-name="Internet_20_link" text:visited-style-name="Visited_20_Internet_20_Link">https://wanthyo.tistory.com/1060</text:a></text:p>
      <text:p text:style-name="Standard"/>
      <text:p text:style-name="Standard"><text:a xlink:type="simple" xlink:href="https://momopost.tistory.com/308" text:style-name="Internet_20_link" text:visited-style-name="Visited_20_Internet_20_Link">https://momopost.tistory.com/308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3:23:12.285872823</meta:creation-date>
    <dc:date>2021-11-07T12:19:19.745631266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" meta:character-count="761" meta:non-whitespace-character-count="761"/>
  </office:meta>
</office:document-meta>
</file>